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Leveling</text:p>
      <text:p text:style-name="P2"/>
      <text:p text:style-name="P3">In Super Dungeon Adventure, characters do not actually "level", or rather a character's "level" is equal to the number of "Power Ups" bestowed upon the character by the DM.</text:p>
      <text:p text:style-name="P3"/>
      <text:p text:style-name="P3">A "Power Up" can be used for several things.</text:p>
      <text:p text:style-name="P3"/>
      <text:p text:style-name="P3">1 Power Up:<text:line-break/>"Absorbing" Loot<text:line-break/>Add 1 star to a stat<text:line-break/>Add 1 sapphire die to a stat<text:line-break/>Replace a citrine die with an amethyst die</text:p>
      <text:p text:style-name="P3">Replace a amethyst die with an citrine die</text:p>
      <text:p text:style-name="P3">Replace a sapphire die with an ruby die</text:p>
      <text:p text:style-name="P3">Replace a ruby die with an sapphire die</text:p>
      <text:p text:style-name="P3"/>
      <text:p text:style-name="P3">2 Power Up:<text:line-break/>"Absorbing" Treasure<text:line-break/>Add 1 movement<text:line-break/>Add 1 potion slot</text:p>
      <text:p text:style-name="P3">Add 1 ruby die to a stat</text:p>
      <text:p text:style-name="P3">Replace a ruby die with an emerald die</text:p>
      <text:p text:style-name="P3">Replace a emerald die with an ruby die</text:p>
      <text:p text:style-name="P3"/>
      <text:p text:style-name="P3">3 Power Up:<text:line-break/>"Absorbing" Legendary Treasure<text:line-break/>Add 1 action<text:line-break/>Add 1 green die to a stat</text:p>
      <text:p text:style-name="P3">Replace a emerald die with an citrine die</text:p>
      <text:p text:style-name="P3">Replace a citrine die with an emerald die</text:p>
      <text:p text:style-name="P3">Replace a emerald die with an amethyst die</text:p>
      <text:p text:style-name="P3">Replace a amethyst die with an emerald die</text:p>
      <text:p text:style-name="P3">Add skill</text:p>
      <text:p text:style-name="P3"/>
      <text:p text:style-name="P3">4 Power Up:<text:line-break/>"Absorbing" Boss Loot<text:line-break/>Add ability</text:p>
      <text:p text:style-name="P3">Add 1 citrine die to any stat</text:p>
      <text:p text:style-name="P3">Add 1 amethyst die to any stat<text:line-break/></text:p>
      <text:p text:style-name="P5"><text:line-break/><text:span text:style-name="T2">After carrying an amulet for so long, its power becomes one with the user: the amulet itself shattering on the meld between user and artifac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56S</meta:editing-duration>
    <meta:editing-cycles>4</meta:editing-cycles>
    <meta:generator>OpenOffice/4.1.7$Win32 OpenOffice.org_project/417m1$Build-9800</meta:generator>
    <dc:date>2020-02-08T19:47:04.99</dc:date>
    <meta:document-statistic meta:table-count="0" meta:image-count="0" meta:object-count="0" meta:page-count="1" meta:paragraph-count="21" meta:word-count="222" meta:character-count="1144"/>
    <meta:user-defined meta:name="Info 1"/>
    <meta:user-defined meta:name="Info 2"/>
    <meta:user-defined meta:name="Info 3"/>
    <meta:user-defined meta:name="Info 4"/>
  </office:meta>
</office:document-meta>
</file>